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2">
          <table:table-cell/>
          <table:table-cell office:value-type="string">
            <text:p>Duchschnittlicher Mittelwert</text:p>
          </table:table-cell>
        </table:table-row>
        <table:table-row table:style-name="ro1">
          <table:table-cell table:formula="of:=[.#REF!3]+[.#REF!3]+[.#REF!3]" office:value-type="float" office:value="0">
            <text:p>Err:522</text:p>
          </table:table-cell>
          <table:table-cell table:formula="of:=[.A3]/2" office:value-type="float" office:value="0">
            <text:p>Err:522</text:p>
          </table:table-cell>
        </table:table-row>
        <table:table-row table:style-name="ro1">
          <table:table-cell table:formula="of:=[.#REF!4]+[.#REF!4]+[.#REF!4]" office:value-type="float" office:value="0">
            <text:p>Err:522</text:p>
          </table:table-cell>
          <table:table-cell table:formula="of:=[.A4]/3" office:value-type="float" office:value="0">
            <text:p>Err:522</text:p>
          </table:table-cell>
        </table:table-row>
        <table:table-row table:style-name="ro1">
          <table:table-cell table:formula="of:=[.#REF!5]+[.#REF!5]+[.#REF!5]" office:value-type="float" office:value="0">
            <text:p>Err:522</text:p>
          </table:table-cell>
          <table:table-cell table:formula="of:=[.A5]/2" office:value-type="float" office:value="0">
            <text:p>Err:522</text:p>
          </table:table-cell>
        </table:table-row>
        <table:table-row table:style-name="ro1">
          <table:table-cell table:formula="of:=[.#REF!6]+[.#REF!6]+[.#REF!6]" office:value-type="float" office:value="0">
            <text:p>Err:522</text:p>
          </table:table-cell>
          <table:table-cell table:formula="of:=[.A6]/3" office:value-type="float" office:value="0">
            <text:p>Err:522</text:p>
          </table:table-cell>
        </table:table-row>
        <table:table-row table:style-name="ro1">
          <table:table-cell table:formula="of:=[.#REF!7]+[.#REF!7]+[.#REF!7]" office:value-type="float" office:value="0">
            <text:p>Err:522</text:p>
          </table:table-cell>
          <table:table-cell table:formula="of:=[.A7]/2" office:value-type="float" office:value="0">
            <text:p>Err:522</text:p>
          </table:table-cell>
        </table:table-row>
        <table:table-row table:style-name="ro1">
          <table:table-cell table:formula="of:=[.#REF!8]+[.#REF!8]+[.#REF!8]" office:value-type="float" office:value="0">
            <text:p>Err:522</text:p>
          </table:table-cell>
          <table:table-cell table:formula="of:=[.A8]/3" office:value-type="float" office:value="0">
            <text:p>Err:522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>
            <text:p>Längste Dauer</text:p>
          </table:table-cell>
        </table:table-row>
        <table:table-row table:style-name="ro1">
          <table:table-cell table:formula="of:=[.#REF!3]+[.#REF!3]+[.#REF!3]" office:value-type="float" office:value="0">
            <text:p>Err:522</text:p>
          </table:table-cell>
          <table:table-cell table:formula="of:=[.A13]/2" office:value-type="float" office:value="0">
            <text:p>Err:522</text:p>
          </table:table-cell>
        </table:table-row>
        <table:table-row table:style-name="ro1">
          <table:table-cell table:formula="of:=[.#REF!4]+[.#REF!4]+[.#REF!4]" office:value-type="float" office:value="0">
            <text:p>Err:522</text:p>
          </table:table-cell>
          <table:table-cell table:formula="of:=[.A14]/3" office:value-type="float" office:value="0">
            <text:p>Err:522</text:p>
          </table:table-cell>
        </table:table-row>
        <table:table-row table:style-name="ro1">
          <table:table-cell table:formula="of:=[.#REF!5]+[.#REF!5]+[.#REF!5]" office:value-type="float" office:value="0">
            <text:p>Err:522</text:p>
          </table:table-cell>
          <table:table-cell table:formula="of:=[.A15]/2" office:value-type="float" office:value="0">
            <text:p>Err:522</text:p>
          </table:table-cell>
        </table:table-row>
        <table:table-row table:style-name="ro1">
          <table:table-cell table:formula="of:=[.#REF!6]+[.#REF!6]+[.#REF!6]" office:value-type="float" office:value="0">
            <text:p>Err:522</text:p>
          </table:table-cell>
          <table:table-cell table:formula="of:=[.A16]/3" office:value-type="float" office:value="0">
            <text:p>Err:522</text:p>
          </table:table-cell>
        </table:table-row>
        <table:table-row table:style-name="ro1">
          <table:table-cell table:formula="of:=[.#REF!7]+[.#REF!7]+[.#REF!7]" office:value-type="float" office:value="0">
            <text:p>Err:522</text:p>
          </table:table-cell>
          <table:table-cell table:formula="of:=[.A17]/2" office:value-type="float" office:value="0">
            <text:p>Err:522</text:p>
          </table:table-cell>
        </table:table-row>
        <table:table-row table:style-name="ro1">
          <table:table-cell table:formula="of:=[.#REF!8]+[.#REF!8]+[.#REF!8]" office:value-type="float" office:value="0">
            <text:p>Err:522</text:p>
          </table:table-cell>
          <table:table-cell table:formula="of:=[.A18]/3" office:value-type="float" office:value="0">
            <text:p>Err:522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5.02.2017</text:date>, <text:time>17:46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7:46:00.68</meta:creation-date>
    <dc:date>2017-02-05T17:46:18.24</dc:date>
    <meta:editing-duration>PT17S</meta:editing-duration>
    <meta:editing-cycles>1</meta:editing-cycles>
    <meta:document-statistic meta:table-count="3" meta:cell-count="26" meta:object-count="0"/>
    <meta:generator>OpenOffice/4.1.2$Win32 OpenOffice.org_project/412m3$Build-9782</meta:generator>
  </office:meta>
</office:document-meta>
</file>